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0.053cm"/>
    </style:style>
    <style:style style:name="co4" style:family="table-column">
      <style:table-column-properties fo:break-before="auto" style:column-width="5.447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08">
      <style:table-cell-properties fo:border-bottom="0.002cm solid #000000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fo:border-bottom="0.002cm solid #000000" fo:border-left="none" fo:border-right="0.002cm solid #000000" fo:border-top="0.002cm solid #000000"/>
    </style:style>
    <style:style style:name="ce4" style:family="table-cell" style:parent-style-name="Default" style:data-style-name="N108">
      <style:table-cell-properties fo:border-bottom="none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 style:data-style-name="N11">
      <style:table-cell-properties fo:background-color="#bfbfbf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="0.002cm solid #000000"/>
    </style:style>
    <style:style style:name="ce8" style:family="table-cell" style:parent-style-name="Default" style:data-style-name="N108">
      <style:table-cell-properties fo:border="0.002cm solid #000000"/>
    </style:style>
    <style:style style:name="ce9" style:family="table-cell" style:parent-style-name="Default" style:data-style-name="N11">
      <style:table-cell-properties fo:border-bottom="none" fo:background-color="#bfbfbf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02cm solid #000000" fo:background-color="#000000" fo:border-left="0.002cm solid #000000" fo:border-right="0.002cm solid #000000" fo:border-top="none"/>
    </style:style>
    <style:style style:name="ce11" style:family="table-cell" style:parent-style-name="Default" style:data-style-name="N108">
      <style:table-cell-properties fo:background-color="#000000"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ackground-color="#000000" fo:border="0.002cm solid #000000"/>
    </style:style>
    <style:style style:name="ce13" style:family="table-cell" style:parent-style-name="Default" style:data-style-name="N108">
      <style:table-cell-properties fo:border-bottom="none" fo:background-color="#000000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108">
      <style:table-cell-properties fo:border-bottom="0.002cm solid #000000" fo:background-color="#bfbfbf" fo:border-left="none" fo:border-right="none" fo:border-top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108">
      <style:table-cell-properties fo:border-bottom="0.002cm solid #000000" fo:border-left="none" fo:border-right="none" fo:border-top="0.002cm solid #000000"/>
    </style:style>
    <style:style style:name="ce17" style:family="table-cell" style:parent-style-name="Default" style:data-style-name="N108">
      <style:table-cell-properties fo:background-color="#bfbfbf"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4"/>
          <table:table-cell table:style-name="Default" table:number-columns-repeated="1020"/>
        </table:table-row>
        <table:table-row table:style-name="ro1">
          <table:table-cell table:style-name="Default"/>
          <table:table-cell table:style-name="ce5" office:value-type="string">
            <text:p>Werte</text:p>
          </table:table-cell>
          <table:table-cell table:style-name="ce10"/>
          <table:table-cell table:style-name="ce14" office:value-type="string">
            <text:p>Server-Festplatte 1TB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Listenpreis:</text:p>
          </table:table-cell>
          <table:table-cell table:style-name="ce6"/>
          <table:table-cell table:style-name="ce11"/>
          <table:table-cell table:style-name="ce15" office:value-type="currency" office:currency="EUR" office:value="84">
            <text:p>84,0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rabatt:</text:p>
          </table:table-cell>
          <table:table-cell table:style-name="ce7" office:value-type="percentage" office:value="0.2">
            <text:p>20,00%</text:p>
          </table:table-cell>
          <table:table-cell table:style-name="ce12"/>
          <table:table-cell table:style-name="ce16" table:formula="of:=([.$B$4] * [.D3])" office:value-type="currency" office:currency="EUR" office:value="16.8">
            <text:p>16,8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einkaufspreis:</text:p>
          </table:table-cell>
          <table:table-cell table:style-name="ce6"/>
          <table:table-cell table:style-name="ce11"/>
          <table:table-cell table:style-name="ce15" table:formula="of:=[.D3]-[.D4]" office:value-type="currency" office:currency="EUR" office:value="67.2">
            <text:p>67,2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[.$B$6]*[.D5]" office:value-type="currency" office:currency="EUR" office:value="1.344">
            <text:p>1,34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einkaufspreis:</text:p>
          </table:table-cell>
          <table:table-cell table:style-name="ce6"/>
          <table:table-cell table:style-name="ce11"/>
          <table:table-cell table:style-name="ce15" table:formula="of:=[.D5]-[.D6]" office:value-type="currency" office:currency="EUR" office:value="65.856">
            <text:p>65,86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Bezugskosten:</text:p>
          </table:table-cell>
          <table:table-cell table:style-name="ce8"/>
          <table:table-cell table:style-name="ce12"/>
          <table:table-cell table:style-name="ce16" office:value-type="currency" office:currency="EUR" office:value="0">
            <text:p>0,0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7]+[.D8]" office:value-type="currency" office:currency="EUR" office:value="65.856">
            <text:p>65,86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Allg. Handlungskosten:</text:p>
          </table:table-cell>
          <table:table-cell table:style-name="ce7" office:value-type="percentage" office:value="0.25">
            <text:p>25,00%</text:p>
          </table:table-cell>
          <table:table-cell table:style-name="ce12"/>
          <table:table-cell table:style-name="ce16" table:formula="of:=[.$B$10]*[.D9]" office:value-type="currency" office:currency="EUR" office:value="16.464">
            <text:p>16,46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9]+[.D10]" office:value-type="currency" office:currency="EUR" office:value="82.32">
            <text:p>82,32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Gewinn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[.$B$12]*[.D11]" office:value-type="currency" office:currency="EUR" office:value="12.348">
            <text:p>12,35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verkaufspreis:</text:p>
          </table:table-cell>
          <table:table-cell table:style-name="ce6"/>
          <table:table-cell table:style-name="ce11"/>
          <table:table-cell table:style-name="ce15" table:formula="of:=[.D11]+[.D12]" office:value-type="currency" office:currency="EUR" office:value="94.668">
            <text:p>94,67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([.D13]/100)*([.$B$14]*100)" office:value-type="currency" office:currency="EUR" office:value="1.89336">
            <text:p>1,89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verkaufspreis:</text:p>
          </table:table-cell>
          <table:table-cell table:style-name="ce6"/>
          <table:table-cell table:style-name="ce11"/>
          <table:table-cell table:style-name="ce15" table:formula="of:=[.D13]+[.D14]" office:value-type="currency" office:currency="EUR" office:value="96.56136">
            <text:p>96,56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rabatt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([.D15]/100)*([.$B$16]*100)" office:value-type="currency" office:currency="EUR" office:value="14.484204">
            <text:p>14,48 €</text:p>
          </table:table-cell>
          <table:table-cell table:style-name="Default" table:number-columns-repeated="1020"/>
        </table:table-row>
        <table:table-row table:style-name="ro1">
          <table:table-cell table:style-name="ce4" office:value-type="string">
            <text:p>Nettoverkaufspreis:</text:p>
          </table:table-cell>
          <table:table-cell table:style-name="ce9"/>
          <table:table-cell table:style-name="ce13"/>
          <table:table-cell table:style-name="ce17" table:formula="of:=[.D15]+[.D16]" office:value-type="currency" office:currency="EUR" office:value="111.045564">
            <text:p>111,05 €</text:p>
          </table:table-cell>
          <table:table-cell table:style-name="Default"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8.03.2018</text:date>, <text:time>21:40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Becker, David</meta:initial-creator>
    <dc:creator>asta </dc:creator>
    <meta:creation-date>2018-03-02T09:53:01Z</meta:creation-date>
    <dc:date>2018-03-08T21:40:56.52</dc:date>
    <meta:editing-duration>PT7S</meta:editing-duration>
    <meta:editing-cycles>1</meta:editing-cycles>
    <meta:document-statistic meta:table-count="1" meta:cell-count="38" meta:object-count="0"/>
  </office:meta>
</office:document-meta>
</file>